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00:04:50.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Windows_x86 LibreOffice_project/7122e39-92ed229-498d286-15e43b4-d70da21</meta:generator>
  </office:meta>
</office:document-meta>
</file>